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6600" draw:textarea-horizontal-align="justify" draw:textarea-vertical-align="middle" draw:auto-grow-height="false" fo:min-height="1.655cm" fo:min-width="3.056cm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1.147cm" fo:min-width="2.04cm"/>
    </style:style>
    <style:style style:name="gr3" style:family="graphic" style:parent-style-name="standard">
      <style:graphic-properties svg:stroke-color="#000000" draw:fill-color="#ffff00" draw:textarea-horizontal-align="justify" draw:textarea-vertical-align="middle" draw:auto-grow-height="false" fo:min-height="0.893cm" fo:min-width="3.945cm"/>
    </style:style>
    <style:style style:name="gr4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2.417cm" fo:min-width="3.691cm"/>
    </style:style>
    <style:style style:name="gr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="none" draw:textarea-vertical-align="middle" draw:auto-grow-height="false" fo:min-height="2.761cm" fo:min-width="0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528cm" fo:min-width="4.326cm"/>
    </style:style>
    <style:style style:name="gr10" style:family="graphic" style:parent-style-name="standard">
      <style:graphic-properties svg:stroke-color="#000000" draw:fill-color="#ffff00" draw:textarea-horizontal-align="justify" draw:textarea-vertical-align="middle" draw:auto-grow-height="false" fo:min-height="1.782cm" fo:min-width="3.056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1.528cm" fo:min-width="4.199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655cm" fo:min-width="5.342cm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1.528cm" fo:min-width="2.421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528cm" fo:min-width="3.564cm"/>
    </style:style>
    <style:style style:name="gr15" style:family="graphic" style:parent-style-name="standard">
      <style:graphic-properties draw:textarea-horizontal-align="justify" draw:textarea-vertical-align="middle" draw:auto-grow-height="false" fo:min-height="1.401cm" fo:min-width="3.183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56cm" svg:height="1.905cm" svg:x="9.906cm" svg:y="5.588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4cm" svg:height="1.397cm" svg:x="3.102cm" svg:y="1.016cm">
          <text:p text:style-name="P1">LC fil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143cm" svg:x="6.731cm" svg:y="2.413cm">
          <text:p text:style-name="P1">3.3V regulato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5.642cm" svg:y1="1.714cm" svg:x2="6.731cm" svg:y2="2.984cm" draw:start-shape="id1" draw:start-glue-point="1" draw:end-shape="id2" draw:end-glue-point="3" svg:d="M5642 1714c816 0 272 1270 1089 1270" svg:viewBox="0 0 1090 1271">
          <text:p/>
        </draw:connector>
        <draw:connector draw:style-name="gr5" draw:text-style-name="P4" draw:layer="layout" draw:type="curve" svg:x1="3.102cm" svg:y1="1.714cm" svg:x2="0.778cm" svg:y2="1.686cm" draw:start-shape="id1" draw:start-glue-point="3" svg:d="M3102 1714c-2118 0-956-28-2324-28" svg:viewBox="0 0 2325 29">
          <text:p text:style-name="P1">5V</text:p>
          <text:p text:style-name="P1">input</text:p>
        </draw:connector>
        <draw:connector draw:style-name="gr4" draw:text-style-name="P4" draw:layer="layout" draw:type="curve" svg:x1="11.176cm" svg:y1="2.984cm" svg:x2="11.684cm" svg:y2="5.588cm" draw:start-shape="id2" draw:start-glue-point="1" draw:end-shape="id3" draw:end-glue-point="0" svg:d="M11176 2984c339 0 508 868 508 2604" svg:viewBox="0 0 509 2605">
          <text:p/>
        </draw:connector>
        <draw:custom-shape draw:style-name="gr6" draw:text-style-name="P3" xml:id="id4" draw:id="id4" draw:layer="layout" svg:width="4.191cm" svg:height="2.667cm" svg:x="18.034cm" svg:y="3.302cm">
          <text:p text:style-name="P1">Temperature</text:p>
          <text:p text:style-name="P1">Measurement</text:p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3.462cm" svg:y1="6.54cm" svg:x2="18.034cm" svg:y2="4.635cm" draw:start-shape="id3" draw:start-glue-point="1" draw:end-shape="id4" svg:d="M13462 6540c3429 0 1143-1905 4572-1905" svg:viewBox="0 0 4573 1906">
          <text:p text:style-name="P1">SPI <text:s/></text:p>
          <text:p text:style-name="P1"/>
          <text:p text:style-name="P1"/>
        </draw:connector>
        <draw:custom-shape draw:style-name="gr8" draw:text-style-name="P4" draw:layer="layout" svg:width="0.635cm" svg:height="3.175cm" svg:x="22.479cm" svg:y="3.048cm">
          <text:p text:style-name="P1"><text:s text:c="20"/>x3 .. x5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xml:id="id5" draw:id="id5" draw:layer="layout" svg:width="4.826cm" svg:height="1.778cm" svg:x="16.129cm" svg:y="0.762cm">
          <text:p text:style-name="P1">Serial interface</text:p>
          <text:p text:style-name="P1">to Raspberry Pi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6.129cm" svg:y1="1.651cm" svg:x2="13.462cm" svg:y2="6.54cm" draw:start-shape="id5" draw:start-glue-point="3" draw:end-shape="id3" draw:end-glue-point="1" svg:d="M16129 1651c-1999 0-666 4889-2667 4889" svg:viewBox="0 0 2668 4890">
          <text:p text:style-name="P1">UART <text:s text:c="9"/></text:p>
          <text:p text:style-name="P1"/>
        </draw:connector>
        <draw:custom-shape draw:style-name="gr10" draw:text-style-name="P3" xml:id="id6" draw:id="id6" draw:layer="layout" svg:width="3.556cm" svg:height="2.032cm" svg:x="18.161cm" svg:y="8.509cm">
          <text:p text:style-name="P1">RS422</text:p>
          <text:p text:style-name="P1">transcei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3.462cm" svg:y1="6.54cm" svg:x2="18.161cm" svg:y2="9.525cm" draw:start-shape="id3" draw:start-glue-point="1" draw:end-shape="id6" draw:end-glue-point="3" svg:d="M13462 6540c3525 0 1176 2985 4699 2985" svg:viewBox="0 0 4700 2986">
          <text:p text:style-name="P1"><text:s text:c="10"/>UART</text:p>
          <text:p text:style-name="P1"/>
        </draw:connector>
        <draw:connector draw:style-name="gr7" draw:text-style-name="P4" draw:layer="layout" draw:type="curve" svg:x1="21.717cm" svg:y1="9.525cm" svg:x2="25.084cm" svg:y2="9.546cm" draw:start-shape="id6" draw:start-glue-point="1" svg:d="M21717 9525c2901 0 1218 21 3367 21" svg:viewBox="0 0 3368 22">
          <text:p text:style-name="P1">RS422</text:p>
          <text:p text:style-name="P1">to RXSM</text:p>
        </draw:connector>
        <draw:custom-shape draw:style-name="gr11" draw:text-style-name="P1" xml:id="id7" draw:id="id7" draw:layer="layout" svg:width="4.699cm" svg:height="1.778cm" svg:x="17.907cm" svg:y="11.938cm">
          <text:p text:style-name="P1">Pressur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1.684cm" svg:y1="7.493cm" svg:x2="17.907cm" svg:y2="12.827cm" draw:start-shape="id3" draw:start-glue-point="2" draw:end-shape="id7" draw:end-glue-point="3" svg:d="M11684 7493c0 3556 2074 5334 6223 5334" svg:viewBox="0 0 6224 5335">
          <text:p text:style-name="P1"/>
          <text:p text:style-name="P1"/>
          <text:p text:style-name="P1"/>
          <text:p text:style-name="P1"/>
          <text:p text:style-name="P1">I²C <text:s text:c="3"/></text:p>
        </draw:connector>
        <draw:custom-shape draw:style-name="gr12" draw:text-style-name="P1" xml:id="id10" draw:id="id10" draw:layer="layout" svg:width="5.842cm" svg:height="1.905cm" svg:x="10.16cm" svg:y="14.732cm">
          <text:p text:style-name="P1">Battery temperature</text:p>
          <text:p text:style-name="P1">sensor connector</text:p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2.921cm" svg:height="1.778cm" svg:x="6.477cm" svg:y="9.652cm">
          <text:p text:style-name="P1">One-Wire</text:p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3" draw:text-style-name="P3" xml:id="id8" draw:id="id8" draw:layer="layout" svg:width="2.921cm" svg:height="1.778cm" svg:x="9.652cm" svg:y="11.557cm">
          <text:p text:style-name="P1">One-Wire</text:p>
          <text:p text:style-name="P1">dri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11.112cm" svg:y1="11.557cm" svg:x2="11.684cm" svg:y2="7.493cm" draw:start-shape="id8" draw:start-glue-point="0" draw:end-shape="id3" draw:end-glue-point="2" svg:d="M11112 11557c0-3048 572-1016 572-4064" svg:viewBox="0 0 573 4065">
          <text:p text:style-name="P1">UART <text:s text:c="9"/></text:p>
          <text:p text:style-name="P1"/>
        </draw:connector>
        <draw:connector draw:style-name="gr7" draw:text-style-name="P4" draw:layer="layout" draw:type="curve" svg:x1="7.937cm" svg:y1="9.652cm" svg:x2="9.906cm" svg:y2="6.54cm" draw:start-shape="id9" draw:start-glue-point="0" draw:end-shape="id3" draw:end-glue-point="3" svg:d="M7937 9652c0-2075 656-3112 1969-3112" svg:viewBox="0 0 1970 3113">
          <text:p text:style-name="P1"><text:s text:c="2"/>UART</text:p>
        </draw:connector>
        <draw:connector draw:style-name="gr7" draw:text-style-name="P4" draw:layer="layout" draw:type="curve" svg:x1="11.112cm" svg:y1="13.335cm" svg:x2="13.081cm" svg:y2="14.732cm" draw:start-shape="id8" draw:start-glue-point="2" draw:end-shape="id10" draw:end-glue-point="0" svg:d="M11112 13335c0 1047 1969 349 1969 1397" svg:viewBox="0 0 1970 1398">
          <text:p text:style-name="P1">One-Wire <text:s text:c="22"/></text:p>
        </draw:connector>
        <draw:custom-shape draw:style-name="gr14" draw:text-style-name="P1" xml:id="id11" draw:id="id11" draw:layer="layout" svg:width="4.064cm" svg:height="1.778cm" svg:x="3.81cm" svg:y="14.986cm">
          <text:p text:style-name="P1">Force sensor</text:p>
          <text:p text:style-name="P1">connecto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5.842cm" svg:y1="14.986cm" svg:x2="7.937cm" svg:y2="11.43cm" draw:start-shape="id11" draw:start-glue-point="0" draw:end-shape="id9" draw:end-glue-point="2" svg:d="M5842 14986c0-2667 2095-889 2095-3556" svg:viewBox="0 0 2096 3557">
          <text:p text:style-name="P1"/>
          <text:p text:style-name="P1"/>
          <text:p text:style-name="P1"/>
          <text:p text:style-name="P1">One-</text:p>
          <text:p text:style-name="P1">Wire</text:p>
        </draw:connector>
        <draw:custom-shape draw:style-name="gr15" draw:text-style-name="P1" xml:id="id12" draw:id="id12" draw:layer="layout" svg:width="3.683cm" svg:height="1.651cm" svg:x="1.016cm" svg:y="5.08cm">
          <text:p text:style-name="P1">Powerboard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3.683cm" svg:height="1.651cm" svg:x="1.143cm" svg:y="8.89cm">
          <text:p text:style-name="P1">Powerboard</text:p>
          <text:p text:style-name="P1">sensing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curve" svg:x1="4.699cm" svg:y1="5.905cm" svg:x2="9.906cm" svg:y2="6.54cm" draw:start-shape="id12" draw:start-glue-point="1" draw:end-shape="id3" draw:end-glue-point="3" svg:d="M4699 5905c3904 0 1301 635 5207 635" svg:viewBox="0 0 5208 636">
          <text:p text:style-name="P1">GPIO</text:p>
          <text:p text:style-name="P1"/>
          <text:p text:style-name="P1"/>
        </draw:connector>
        <draw:connector draw:style-name="gr16" draw:text-style-name="P4" draw:layer="layout" draw:type="curve" svg:x1="4.826cm" svg:y1="9.715cm" svg:x2="9.906cm" svg:y2="6.54cm" draw:start-shape="id13" draw:start-glue-point="1" draw:end-shape="id3" draw:end-glue-point="3" svg:d="M4826 9715c3810 0 1270-3175 5080-3175" svg:viewBox="0 0 5081 3176">
          <text:p text:style-name="P1">Analog <text:s text:c="11"/>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8:42:23.304497671</meta:creation-date>
    <dc:date>2017-02-12T20:47:00.728349374</dc:date>
    <meta:editing-duration>PT28M22S</meta:editing-duration>
    <meta:editing-cycles>5</meta:editing-cycles>
    <meta:generator>LibreOffice/5.2.5.1$Linux_X86_64 LibreOffice_project/20$Build-1</meta:generator>
    <meta:document-statistic meta:object-count="28"/>
  </office:meta>
</office:document-meta>
</file>